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7000002A84309DF6AB8FBD4C5.png" manifest:media-type="image/png"/>
  <manifest:file-entry manifest:full-path="Pictures/1000020100000166000002A52F4D43E8610A6367.png" manifest:media-type="image/png"/>
  <manifest:file-entry manifest:full-path="Pictures/10000201000002000000038AAB55755E77B0628B.png" manifest:media-type="image/png"/>
  <manifest:file-entry manifest:full-path="Pictures/1000020100000165000002A63251602E42C22816.png" manifest:media-type="image/png"/>
  <manifest:file-entry manifest:full-path="Pictures/1000020100000166000002A66E719962634C70E5.png" manifest:media-type="image/png"/>
  <manifest:file-entry manifest:full-path="Pictures/1000020100000200000003885DDFF194EAE81225.png" manifest:media-type="image/png"/>
  <manifest:file-entry manifest:full-path="Pictures/10000201000002000000038A7586ADDA574717DA.png" manifest:media-type="image/png"/>
  <manifest:file-entry manifest:full-path="Pictures/1000020100000200000003883E1259131FF234DA.png" manifest:media-type="image/png"/>
  <manifest:file-entry manifest:full-path="Pictures/1000020100000200000003882E581729A067C90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left" style:number-wrapped-paragraphs="no-limit" style:wrap-contour="false" style:vertical-pos="below" style:vertical-rel="char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cm" fo:margin-right="0cm" fo:margin-top="0cm" fo:margin-bottom="0cm" style:wrap="lef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left="0cm" fo:margin-right="0cm" fo:margin-top="0cm" fo:margin-bottom="0cm" style:wrap="lef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draw:style-name="fr9" draw:name="Grafik 47" text:anchor-type="paragraph" svg:x="8.982cm" svg:y="0.123cm" svg:width="5.133cm" svg:height="8.696cm" draw:z-index="3"><draw:image xlink:href="Pictures/1000020100000200000003882E581729A067C902.png" xlink:type="simple" xlink:show="embed" xlink:actuate="onLoad" loext:mime-type="image/png"/></draw:frame></text:p>
      <text:p text:style-name="Standard"><draw:frame draw:style-name="fr6" draw:name="Grafik 1" text:anchor-type="char" svg:x="13.885cm" svg:width="4.505cm" svg:height="7.632cm" draw:z-index="2"><draw:image xlink:href="Pictures/1000020100000200000003883E1259131FF234DA.png" xlink:type="simple" xlink:show="embed" xlink:actuate="onLoad" loext:mime-type="image/png"/></draw:frame></text:p>
      <text:p text:style-name="Standard"><draw:frame draw:style-name="fr8" draw:name="Grafik 2" text:anchor-type="paragraph" svg:x="1.298cm" svg:y="0.196cm" svg:width="4.166cm" svg:height="7.059cm" draw:z-index="0"><draw:image xlink:href="Pictures/10000201000002000000038A7586ADDA574717DA.png" xlink:type="simple" xlink:show="embed" xlink:actuate="onLoad" loext:mime-type="image/png"/></draw:frame><draw:frame draw:style-name="fr7" draw:name="Grafik 68" text:anchor-type="char" svg:x="5.308cm" svg:y="0.005cm" svg:width="4.554cm" svg:height="7.717cm" draw:z-index="1"><draw:image xlink:href="Pictures/1000020100000200000003885DDFF194EAE8122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Bild1" text:anchor-type="as-char" svg:width="5.121cm" svg:height="9.061cm" draw:z-index="4"><draw:image xlink:href="Pictures/10000201000002000000038A7586ADDA574717D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Grafik 4" text:anchor-type="as-char" svg:y="-10.444cm" svg:width="5.2cm" svg:height="9.2cm" draw:z-index="5"><draw:image xlink:href="Pictures/10000201000002000000038AAB55755E77B0628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Bild2" text:anchor-type="as-char" svg:width="5.209cm" svg:height="9.195cm" draw:z-index="6"><draw:image xlink:href="Pictures/1000020100000200000003885DDFF194EAE8122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3" draw:name="Bild3" text:anchor-type="as-char" svg:width="5.17cm" svg:height="9.126cm" draw:z-index="7"><draw:image xlink:href="Pictures/1000020100000200000003882E581729A067C90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Bild4" text:anchor-type="char" svg:x="0.071cm" svg:y="0.06cm" svg:width="4.815cm" svg:height="9.121cm" draw:z-index="8"><draw:image xlink:href="Pictures/1000020100000167000002A84309DF6AB8FBD4C5.png" xlink:type="simple" xlink:show="embed" xlink:actuate="onLoad" loext:mime-type="image/png"/></draw:frame><draw:frame draw:style-name="fr1" draw:name="Bild5" text:anchor-type="char" svg:x="5.069cm" svg:y="0.058cm" svg:width="4.785cm" svg:height="9.061cm" draw:z-index="9"><draw:image xlink:href="Pictures/1000020100000166000002A66E719962634C70E5.png" xlink:type="simple" xlink:show="embed" xlink:actuate="onLoad" loext:mime-type="image/png"/></draw:frame><draw:frame draw:style-name="fr1" draw:name="Bild6" text:anchor-type="char" svg:x="9.989cm" svg:y="0.085cm" svg:width="4.764cm" svg:height="9.008cm" draw:z-index="10"><draw:image xlink:href="Pictures/1000020100000166000002A52F4D43E8610A6367.png" xlink:type="simple" xlink:show="embed" xlink:actuate="onLoad" loext:mime-type="image/png"/></draw:frame><draw:frame draw:style-name="fr1" draw:name="Bild7" text:anchor-type="char" svg:x="15cm" svg:y="0.138cm" svg:width="4.715cm" svg:height="8.955cm" draw:z-index="11"><draw:image xlink:href="Pictures/1000020100000165000002A63251602E42C2281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#666666" style:writing-mode="lr-tb" draw:fill="solid" draw:fill-color="#666666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17:13:49.499410472</meta:creation-date>
    <dc:date>2020-11-24T17:51:29.994442027</dc:date>
    <meta:editing-duration>PT27M19S</meta:editing-duration>
    <meta:editing-cycles>5</meta:editing-cycles>
    <meta:generator>LibreOffice/6.4.6.2$Linux_X86_64 LibreOffice_project/40$Build-2</meta:generator>
    <meta:document-statistic meta:table-count="0" meta:image-count="12" meta:object-count="0" meta:page-count="7" meta:paragraph-count="4" meta:word-count="0" meta:character-count="0" meta:non-whitespace-character-count="0"/>
  </office:meta>
</office:document-meta>
</file>